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799cm" svg:height="3.582cm" svg:x="0cm" svg:y="3.724cm" presentation:class="title" presentation:user-transformed="true">
          <draw:text-box>
            <text:p text:style-name="P1"><text:span text:style-name="T1">Hosann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799cm" svg:height="15.75cm" svg:x="0cm" svg:y="0cm" presentation:class="title" presentation:user-transformed="true">
          <draw:text-box>
            <text:p text:style-name="P3"><text:span text:style-name="T2">Levantamos un clamor</text:span><text:span text:style-name="T2"><text:line-break/></text:span><text:span text:style-name="T2">Por sanidad y redención</text:span><text:span text:style-name="T2"><text:line-break/></text:span><text:span text:style-name="T2">Muéstranos lo que tú ves</text:span><text:span text:style-name="T2"><text:line-break/></text:span><text:span text:style-name="T2">Los secretos de tu corazó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799cm" svg:height="15.75cm" svg:x="0cm" svg:y="0cm" presentation:class="title" presentation:user-transformed="true">
          <draw:text-box>
            <text:p text:style-name="P3"><text:span text:style-name="T2">Un pueblo unido pide hoy</text:span><text:span text:style-name="T2"><text:line-break/></text:span><text:span text:style-name="T2">Tu libertad y salvación</text:span><text:span text:style-name="T2"><text:line-break/></text:span><text:span text:style-name="T2">Ármanos con tu valor</text:span><text:span text:style-name="T2"><text:line-break/></text:span><text:span text:style-name="T2">Lo que deseamos es revolució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799cm" svg:height="15.75cm" svg:x="0cm" svg:y="0cm" presentation:class="title" presentation:user-transformed="true">
          <draw:text-box>
            <text:p text:style-name="P3"><text:span text:style-name="T2">Que el cielo se parta en dos</text:span><text:span text:style-name="T2"><text:line-break/></text:span><text:span text:style-name="T2">Inúndanos</text:span><text:span text:style-name="T2"><text:line-break/></text:span><text:span text:style-name="T2">En el desierto broten ríos</text:span><text:span text:style-name="T2"><text:line-break/></text:span><text:span text:style-name="T2">Vida sopla ho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799cm" svg:height="15.75cm" svg:x="0cm" svg:y="0cm" presentation:class="title" presentation:user-transformed="true">
          <draw:text-box>
            <text:p text:style-name="P3"><text:span text:style-name="T2">Hosanna al rey de salvación</text:span><text:span text:style-name="T2"><text:line-break/></text:span><text:span text:style-name="T2">Hosanna al Dios altísimo</text:span><text:span text:style-name="T2"><text:line-break/></text:span><text:span text:style-name="T2">Hosanna</text:span><text:span text:style-name="T2"><text:line-break/></text:span><text:span text:style-name="T2">Jesucristo, Jesucristo es re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799cm" svg:height="15.75cm" svg:x="0cm" svg:y="0cm" presentation:class="title" presentation:user-transformed="true">
          <draw:text-box>
            <text:p text:style-name="P3"><text:span text:style-name="T2">Hosanna</text:span><text:span text:style-name="T2"><text:line-break/></text:span><text:span text:style-name="T2">Hosanna</text:span><text:span text:style-name="T2"><text:line-break/></text:span><text:span text:style-name="T2">Hosanna al re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31T18:26:55.261000000</meta:creation-date>
    <dc:date>2023-01-31T18:39:25.147000000</dc:date>
    <meta:editing-duration>PT2M9S</meta:editing-duration>
    <meta:editing-cycles>1</meta:editing-cycles>
    <meta:document-statistic meta:object-count="39"/>
    <meta:generator>Real_Office/6.2.3.2$Windows_x86 LibreOffice_project/b40a93cffb3080b9876e40c60e03703e9bd35612</meta:generator>
  </office:meta>
</office:document-meta>
</file>